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5cm" svg:height="1.877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3cm" svg:height="5.288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2cm" svg:height="0.5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5cm" svg:height="3.387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5cm" svg:height="1.853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/08/2009</text:date>, <text:time>14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0T14:10:32</dc:date>
    <meta:editing-duration>PT02H32M39S</meta:editing-duration>
    <meta:editing-cycles>26</meta:editing-cycles>
    <meta:generator>OpenOffice.org/3.0$Linux OpenOffice.org_project/300m15$Build-9379</meta:generator>
    <meta:document-statistic meta:table-count="2" meta:cell-count="188" meta:object-count="1"/>
    <meta:user-defined meta:name="Info 1"/>
    <meta:user-defined meta:name="Info 2"/>
    <meta:user-defined meta:name="Info 3"/>
    <meta:user-defined meta:name="Info 4"/>
  </office:meta>
</office:document-meta>
</file>